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1509" officeooo:paragraph-rsid="00021509"/>
    </style:style>
    <style:style style:name="P2" style:family="paragraph" style:parent-style-name="Preformatted_20_Text">
      <style:text-properties officeooo:rsid="00021509" officeooo:paragraph-rsid="000bc57b"/>
    </style:style>
    <style:style style:name="P3" style:family="paragraph" style:parent-style-name="Preformatted_20_Text">
      <style:text-properties fo:font-weight="bold" officeooo:rsid="001c57fb" officeooo:paragraph-rsid="001c57fb" style:font-weight-asian="bold" style:font-weight-complex="bold"/>
    </style:style>
    <style:style style:name="P4" style:family="paragraph" style:parent-style-name="Preformatted_20_Text">
      <style:text-properties fo:font-weight="bold" officeooo:rsid="0015cbca" officeooo:paragraph-rsid="0015cbca" style:font-weight-asian="bold" style:font-weight-complex="bold"/>
    </style:style>
    <style:style style:name="P5" style:family="paragraph" style:parent-style-name="Preformatted_20_Text">
      <style:text-properties fo:font-weight="bold" officeooo:rsid="006c7da0" officeooo:paragraph-rsid="006c7da0" style:font-weight-asian="bold" style:font-weight-complex="bold"/>
    </style:style>
    <style:style style:name="P6" style:family="paragraph" style:parent-style-name="Preformatted_20_Text">
      <style:text-properties fo:font-weight="bold" officeooo:rsid="0070e229" officeooo:paragraph-rsid="0070e229" style:font-weight-asian="bold" style:font-weight-complex="bold"/>
    </style:style>
    <style:style style:name="P7" style:family="paragraph" style:parent-style-name="Preformatted_20_Text">
      <style:text-properties fo:font-weight="bold" officeooo:rsid="0070e229" officeooo:paragraph-rsid="007193fa" style:font-weight-asian="bold" style:font-weight-complex="bold"/>
    </style:style>
    <style:style style:name="P8" style:family="paragraph" style:parent-style-name="Preformatted_20_Text">
      <style:text-properties fo:font-weight="bold" officeooo:rsid="0070e229" officeooo:paragraph-rsid="0072a912" style:font-weight-asian="bold" style:font-weight-complex="bold"/>
    </style:style>
    <style:style style:name="P9" style:family="paragraph" style:parent-style-name="Preformatted_20_Text">
      <style:text-properties fo:font-weight="bold" officeooo:rsid="0070e229" officeooo:paragraph-rsid="0074406c" style:font-weight-asian="bold" style:font-weight-complex="bold"/>
    </style:style>
    <style:style style:name="P10" style:family="paragraph" style:parent-style-name="Preformatted_20_Text">
      <style:text-properties fo:font-weight="bold" officeooo:rsid="0070e229" officeooo:paragraph-rsid="00762a77" style:font-weight-asian="bold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size="16pt" fo:font-weight="bold" officeooo:rsid="006ae5f3" officeooo:paragraph-rsid="006ae5f3" style:font-size-asian="14pt" style:font-weight-asian="bold" style:font-size-complex="16pt" style:font-weight-complex="bold"/>
    </style:style>
    <style:style style:name="P12" style:family="paragraph" style:parent-style-name="Preformatted_20_Text">
      <style:text-properties officeooo:rsid="00035ba3" officeooo:paragraph-rsid="0014b990"/>
    </style:style>
    <style:style style:name="P13" style:family="paragraph" style:parent-style-name="Preformatted_20_Text">
      <style:text-properties officeooo:rsid="0009ce19" officeooo:paragraph-rsid="00021509"/>
    </style:style>
    <style:style style:name="P14" style:family="paragraph" style:parent-style-name="Preformatted_20_Text">
      <style:text-properties officeooo:rsid="006c7da0" officeooo:paragraph-rsid="006c7da0"/>
    </style:style>
    <style:style style:name="P15" style:family="paragraph" style:parent-style-name="Preformatted_20_Text">
      <style:text-properties officeooo:rsid="0070e229" officeooo:paragraph-rsid="0070e229"/>
    </style:style>
    <style:style style:name="P16" style:family="paragraph" style:parent-style-name="Preformatted_20_Text">
      <style:text-properties officeooo:rsid="0004b1ba" officeooo:paragraph-rsid="0080b4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8d" style:font-weight-asian="bold" style:font-weight-complex="bold"/>
    </style:style>
    <style:style style:name="T3" style:family="text">
      <style:text-properties fo:font-weight="bold" officeooo:rsid="007c7c41" style:font-weight-asian="bold" style:font-weight-complex="bold"/>
    </style:style>
    <style:style style:name="T4" style:family="text">
      <style:text-properties officeooo:rsid="001dcf45"/>
    </style:style>
    <style:style style:name="T5" style:family="text">
      <style:text-properties officeooo:rsid="00695cb2"/>
    </style:style>
    <style:style style:name="T6" style:family="text">
      <style:text-properties officeooo:rsid="006c7da0"/>
    </style:style>
    <style:style style:name="T7" style:family="text">
      <style:text-properties officeooo:rsid="006e0161"/>
    </style:style>
    <style:style style:name="T8" style:family="text">
      <style:text-properties officeooo:rsid="006e81cc"/>
    </style:style>
    <style:style style:name="T9" style:family="text">
      <style:text-properties officeooo:rsid="00703b22"/>
    </style:style>
    <style:style style:name="T10" style:family="text">
      <style:text-properties officeooo:rsid="007193fa"/>
    </style:style>
    <style:style style:name="T11" style:family="text">
      <style:text-properties officeooo:rsid="0072a912"/>
    </style:style>
    <style:style style:name="T12" style:family="text">
      <style:text-properties officeooo:rsid="0074406c"/>
    </style:style>
    <style:style style:name="T13" style:family="text">
      <style:text-properties officeooo:rsid="00762a77"/>
    </style:style>
    <style:style style:name="T14" style:family="text">
      <style:text-properties officeooo:rsid="00795cd2"/>
    </style:style>
    <style:style style:name="T15" style:family="text">
      <style:text-properties officeooo:rsid="007c7c41"/>
    </style:style>
    <style:style style:name="T16" style:family="text">
      <style:text-properties officeooo:rsid="007e5d12"/>
    </style:style>
    <style:style style:name="T17" style:family="text">
      <style:text-properties officeooo:rsid="007f37c4"/>
    </style:style>
    <style:style style:name="T18" style:family="text">
      <style:text-properties officeooo:rsid="007f893d"/>
    </style:style>
    <style:style style:name="T19" style:family="text">
      <style:text-properties officeooo:rsid="00035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planation</text:p>
      <text:p text:style-name="P2"/>
      <text:p text:style-name="P2"><text:span text:style-name="T1">Title:</text:span> OpenCV C++ Program to <text:span text:style-name="T8">create a single colored blank image</text:span>.</text:p>
      <text:p text:style-name="P2"><text:span text:style-name="T1">Author:</text:span> Aditya Prakash</text:p>
      <text:p text:style-name="P1">The following is the <text:span text:style-name="T4">explanation to the </text:span><text:span text:style-name="T2">C++</text:span> code to <text:span text:style-name="T17">create</text:span> an Image in C++ using the tool <text:span text:style-name="T1">OpenCV</text:span>.</text:p>
      <text:p text:style-name="P12">Things to know:</text:p>
      <text:p text:style-name="P12">(1) The code will only compile in Linux environment.</text:p>
      <text:p text:style-name="P16"><text:span text:style-name="T19">(2) To run in windows, please use the file: 'play_video.o' and run it in cmd. However if it does not run(problem in system architecture) then compile it in windows by making suitable and obvious changes to the code like: Use &lt;iostream.h&gt; in place of &lt;iostream&gt;.</text:span></text:p>
      <text:p text:style-name="P16">(3) Compile command: g++ -w <text:span text:style-name="T6">blank</text:span>.cpp -o <text:span text:style-name="T7">blank</text:span> `pkg-config --libs opencv` </text:p>
      <text:p text:style-name="P13">(4) Run command: ./<text:span text:style-name="T18">blank</text:span></text:p>
      <text:p text:style-name="P1">Before you run the code, please make sure that you have OpenCV installed on your // system.</text:p>
      <text:p text:style-name="P4">Code area:</text:p>
      <text:p text:style-name="P1"/>
      <text:p text:style-name="P14">// Author: Aditya Prakash</text:p>
      <text:p text:style-name="P14">// Title: Create a coloured image in C++ using OpenCV.</text:p>
      <text:p text:style-name="P15"/>
      <text:p text:style-name="P6">(1)</text:p>
      <text:p text:style-name="P5">#include "opencv2/highgui/highgui.hpp"</text:p>
      <text:p text:style-name="P14">// highgui - an easy-to-use interface <text:span text:style-name="T9">for image and video capturing</text:span>.</text:p>
      <text:p text:style-name="P5"/>
      <text:p text:style-name="P5"/>
      <text:p text:style-name="P6">(2)</text:p>
      <text:p text:style-name="P5">#include &lt;iostream&gt;</text:p>
      <text:p text:style-name="P14">// For basic input / output operations.</text:p>
      <text:p text:style-name="P5"/>
      <text:p text:style-name="P5"/>
      <text:p text:style-name="P6">(3)</text:p>
      <text:p text:style-name="P5">using namespace cv;</text:p>
      <text:p text:style-name="P14">// Namespace where all the C++ OpenCV functionality resides. </text:p>
      <text:p text:style-name="P5"/>
      <text:p text:style-name="P5"/>
      <text:p text:style-name="P6">(4)</text:p>
      <text:p text:style-name="P5">using namespace std;</text:p>
      <text:p text:style-name="P14">// For basic input / output operations. Else use macro 'std::' everywhere.</text:p>
      <text:p text:style-name="P5"/>
      <text:p text:style-name="P5"/>
      <text:p text:style-name="P6">(5)</text:p>
      <text:p text:style-name="P5">int main()</text:p>
      <text:p text:style-name="P5">{</text:p>
      <text:p text:style-name="P14"><text:tab/><text:span text:style-name="T1">Mat img(500, 1000, CV_8UC3, Scalar(0,0, 100));</text:span></text:p>
      <text:p text:style-name="P14"><text:span text:style-name="T1"><text:tab/></text:span>// To create an image</text:p>
      <text:p text:style-name="P14"><text:tab/>// CV_8UC3 depicts : (3 channels,8 bit image depth</text:p>
      <text:p text:style-name="P14"><text:tab/>// Height <text:s/>= 500 pixels, Width = 1000 pixels</text:p>
      <text:p text:style-name="P14"><text:tab/>// (0, 0, 100) assigned for Blue, Green and Red plane respectively. So the <text:tab/>//image will appear red as the red component is set to <text:span text:style-name="T14">a</text:span> 100 <text:span text:style-name="T14">out of a <text:tab/>possible 255</text:span>.</text:p>
      <text:p text:style-name="P14"/>
      <text:p text:style-name="P14"/>
      <text:p text:style-name="P14"/>
      <text:p text:style-name="P6">(6)</text:p>
      <text:p text:style-name="P14"><text:span text:style-name="T1"><text:tab/>if (img.empty())</text:span> //check whether the image is loaded or not</text:p>
      <text:p text:style-name="P14"><text:tab/><text:span text:style-name="T1">{</text:span></text:p>
      <text:p text:style-name="P14"><text:span text:style-name="T1"><text:tab/></text:span><text:tab/><text:span text:style-name="T1">cout&lt;&lt;"\n Image not created. You have done something wrong. \n";</text:span></text:p>
      <text:p text:style-name="P14"><text:span text:style-name="T1"><text:tab/><text:tab/>return -1;</text:span><text:tab/>// Unsuccessful.</text:p>
      <text:p text:style-name="P14"><text:soft-page-break/><text:tab/><text:span text:style-name="T1">}</text:span></text:p>
      <text:p text:style-name="P14"/>
      <text:p text:style-name="P14"/>
      <text:p text:style-name="P14"/>
      <text:p text:style-name="P7">(<text:span text:style-name="T10">7</text:span>)</text:p>
      <text:p text:style-name="P5"><text:tab/>namedWindow("<text:span text:style-name="T16">A_good_name</text:span>", CV_WINDOW_AUTOSIZE);</text:p>
      <text:p text:style-name="P14"><text:tab/>// first argument: name of the window</text:p>
      <text:p text:style-name="P14"><text:tab/>// second argument: flag- types: </text:p>
      <text:p text:style-name="P14"><text:tab/>// WINDOW_NORMAL If this is set, the user can resize the window.</text:p>
      <text:p text:style-name="P14"><text:tab/>// WINDOW_AUTOSIZE If this is set, the window size is automatically adjusted <text:tab/>// to fit the displayed image, and you cannot change the window size <text:tab/>manually.</text:p>
      <text:p text:style-name="P14"><text:tab/>// WINDOW_OPENGL If this is set, the window will be created with OpenGL <text:tab/>// support.</text:p>
      <text:p text:style-name="P5"/>
      <text:p text:style-name="P5"/>
      <text:p text:style-name="P8">(<text:span text:style-name="T11">8</text:span>)</text:p>
      <text:p text:style-name="P5"><text:tab/>imshow("<text:span text:style-name="T15">A_good_name</text:span>", img);</text:p>
      <text:p text:style-name="P14"><text:tab/>// first argument: name of the window</text:p>
      <text:p text:style-name="P14"><text:tab/>// second argument: image to be shown(Mat object)</text:p>
      <text:p text:style-name="P14"/>
      <text:p text:style-name="P14"/>
      <text:p text:style-name="P9">(<text:span text:style-name="T12">9</text:span>)</text:p>
      <text:p text:style-name="P14"><text:span text:style-name="T1"><text:tab/>waitKey(0);</text:span><text:tab/><text:tab/><text:tab/><text:tab/><text:tab/>//wait infinite time for a keypress</text:p>
      <text:p text:style-name="P14"/>
      <text:p text:style-name="P14"/>
      <text:p text:style-name="P10">(<text:span text:style-name="T13">10</text:span>)</text:p>
      <text:p text:style-name="P14"><text:span text:style-name="T1"><text:tab/>destroyWindow("</text:span><text:span text:style-name="T3">A_good_name</text:span><text:span text:style-name="T1">");</text:span><text:tab/>//destroy the window with the name, "MyWindow"</text:p>
      <text:p text:style-name="P14"/>
      <text:p text:style-name="P5"><text:tab/>return 0;</text:p>
      <text:p text:style-name="P5">}</text:p>
      <text:p text:style-name="P5"/>
      <text:p text:style-name="P3">End of <text:span text:style-name="T5">explana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16:09:28.205500976</dc:date>
    <meta:generator>LibreOffice/4.2.8.2$Linux_x86 LibreOffice_project/420m0$Build-2</meta:generator>
    <meta:editing-duration>PT40M39S</meta:editing-duration>
    <meta:editing-cycles>128</meta:editing-cycles>
    <meta:document-statistic meta:table-count="0" meta:image-count="0" meta:object-count="0" meta:page-count="2" meta:paragraph-count="57" meta:word-count="394" meta:character-count="2369" meta:non-whitespace-character-count="1996"/>
  </office:meta>
</office:document-meta>
</file>